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lier die Fassung nicht verlier</text:p>
      <text:p text:style-name="Standard">die Fassung nicht verlier die Fass-</text:p>
      <text:p text:style-name="Standard">ung nicht verlier die Fassung nicht</text:p>
      <text:p text:style-name="Standard"/>
      <text:p text:style-name="Standard">wenn du einmal nachgibst kannst du nicht konkurrieren</text:p>
      <text:p text:style-name="Standard">wenn du mit anderen teilst kannst du nicht brillieren</text:p>
      <text:p text:style-name="Standard">wenn du einmal schwach wirst bist du das schwächste Glied</text:p>
      <text:p text:style-name="Standard">wenn alle Ketten reißen wer weiß was dann geschieht</text:p>
      <text:p text:style-name="Standard"/>
      <text:p text:style-name="Standard">wenn du kein Handy hast kannst du nicht kommunizieren</text:p>
      <text:p text:style-name="Standard">wenn du keine Uhr hast kannst du die Zeit nicht observieren</text:p>
      <text:p text:style-name="Standard">wenn du kein Auto hast kannst du dich nicht mobilisieren</text:p>
      <text:p text:style-name="Standard">wenn du keine Kleidung hast kann man dich nicht identifizieren</text:p>
      <text:p text:style-name="Standard"/>
      <text:p text:style-name="Standard">wenn du nicht im Raster bleibst kannst du nicht funktionieren</text:p>
      <text:p text:style-name="Standard">wenn du den Takt nicht einhältst kannst du nicht produzieren</text:p>
      <text:p text:style-name="Standard">wenn du nicht der Struktur folgst kann sie sich nicht etablieren</text:p>
      <text:p text:style-name="Standard">wenn du dich nicht beugst kann man dich nicht kontrollieren</text:p>
      <text:p text:style-name="Standard"/>
      <text:p text:style-name="Standard">wenn du keine Angst hast könntest du das ganze sehen</text:p>
      <text:p text:style-name="Standard">wenn du keine Angst hast könntest du ja vielleicht einfach gehen</text:p>
      <text:p text:style-name="Standard">wenn du keine Angst hast könnten wir dich ja verlieren</text:p>
      <text:p text:style-name="Standard">wenn wir keine Angst hätten nd(/PDZ)/((/!!#'##$§[ERROR][ERROR]&amp;&amp;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4-01T11:55:04</meta:creation-date>
    <dc:date>2015-04-01T12:12:22</dc:date>
    <dc:creator>Oxymoronist </dc:creator>
    <meta:editing-duration>PT2M8S</meta:editing-duration>
    <meta:editing-cycles>1</meta:editing-cycles>
    <meta:document-statistic meta:table-count="0" meta:image-count="0" meta:object-count="0" meta:page-count="1" meta:paragraph-count="19" meta:word-count="171" meta:character-count="1026" meta:non-whitespace-character-count="874"/>
    <meta:generator>LibreOffice/3.5$Linux_x86 LibreOffice_project/350m1$Build-2</meta:generator>
  </office:meta>
</office:document-meta>
</file>